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9900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447cm" draw:marker-end-width="0.447cm" draw:textarea-horizontal-align="justify" draw:textarea-vertical-align="middle" draw:auto-grow-height="false" fo:min-height="0.152cm" fo:min-width="0cm" fo:padding-top="0.174cm" fo:padding-bottom="0.174cm" fo:padding-left="0.299cm" fo:padding-right="0.299cm"/>
    </style:style>
    <style:style style:name="gr3" style:family="graphic" style:parent-style-name="objectwithoutfill">
      <style:graphic-properties svg:stroke-width="0.1cm" draw:marker-start-width="0.42cm" draw:marker-end="Arrow" draw:marker-end-width="0.42cm" draw:fill="none" draw:textarea-vertical-align="middle" fo:padding-top="0.174cm" fo:padding-bottom="0.174cm" fo:padding-left="0.299cm" fo:padding-right="0.299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66ff66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ff99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cm" svg:height="2cm" svg:x="12.4cm" svg:y="8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2.4cm" svg:y="10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2.4cm" svg:y="6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5cm" svg:height="0.5cm" svg:x="10.3cm" svg:y="7.335cm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10.3cm" svg:y="9.502cm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5cm" svg:height="0.5cm" svg:x="10.3cm" svg:y="11.668cm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1cm" svg:y1="7.583cm" svg:x2="12.4cm" svg:y2="7.583cm">
            <text:p/>
          </draw:line>
          <draw:line draw:style-name="gr3" draw:text-style-name="P3" draw:layer="layout" svg:x1="10.975cm" svg:y1="9.752cm" svg:x2="12.375cm" svg:y2="9.752cm">
            <text:p/>
          </draw:line>
          <draw:line draw:style-name="gr3" draw:text-style-name="P3" draw:layer="layout" svg:x1="10.975cm" svg:y1="11.918cm" svg:x2="12.375cm" svg:y2="11.918cm">
            <text:p/>
          </draw:line>
        </draw:g>
        <draw:line draw:style-name="gr3" draw:text-style-name="P3" draw:layer="layout" svg:x1="6.4cm" svg:y1="6.5cm" svg:x2="10.1cm" svg:y2="7.4cm">
          <text:p/>
        </draw:line>
        <draw:line draw:style-name="gr3" draw:text-style-name="P3" draw:layer="layout" svg:x1="6.4cm" svg:y1="8.6cm" svg:x2="10.1cm" svg:y2="7.6cm">
          <text:p/>
        </draw:line>
        <draw:line draw:style-name="gr3" draw:text-style-name="P3" draw:layer="layout" svg:x1="6.4cm" svg:y1="10.8cm" svg:x2="10.1cm" svg:y2="7.8cm">
          <text:p/>
        </draw:line>
        <draw:line draw:style-name="gr3" draw:text-style-name="P3" draw:layer="layout" svg:x1="6.4cm" svg:y1="13cm" svg:x2="10.1cm" svg:y2="8.2cm">
          <text:p/>
        </draw:line>
        <draw:line draw:style-name="gr3" draw:text-style-name="P3" draw:layer="layout" svg:x1="6.375cm" svg:y1="13cm" svg:x2="10.1cm" svg:y2="12.1cm">
          <text:p/>
        </draw:line>
        <draw:line draw:style-name="gr3" draw:text-style-name="P3" draw:layer="layout" svg:x1="6.375cm" svg:y1="10.9cm" svg:x2="10.075cm" svg:y2="11.9cm">
          <text:p/>
        </draw:line>
        <draw:line draw:style-name="gr3" draw:text-style-name="P3" draw:layer="layout" svg:x1="6.375cm" svg:y1="8.7cm" svg:x2="10.075cm" svg:y2="11.7cm">
          <text:p/>
        </draw:line>
        <draw:line draw:style-name="gr3" draw:text-style-name="P3" draw:layer="layout" svg:x1="6.375cm" svg:y1="6.5cm" svg:x2="10.075cm" svg:y2="11.3cm">
          <text:p/>
        </draw:line>
        <draw:line draw:style-name="gr3" draw:text-style-name="P3" draw:layer="layout" svg:x1="6.4cm" svg:y1="13cm" svg:x2="10.1cm" svg:y2="10.1cm">
          <text:p/>
        </draw:line>
        <draw:line draw:style-name="gr3" draw:text-style-name="P3" draw:layer="layout" svg:x1="6.35cm" svg:y1="10.895cm" svg:x2="10.1cm" svg:y2="9.8cm">
          <text:p/>
        </draw:line>
        <draw:line draw:style-name="gr3" draw:text-style-name="P3" draw:layer="layout" svg:x1="6.4cm" svg:y1="6.5cm" svg:x2="10.1cm" svg:y2="9.4cm">
          <text:p/>
        </draw:line>
        <draw:line draw:style-name="gr3" draw:text-style-name="P3" draw:layer="layout" svg:x1="6.325cm" svg:y1="8.598cm" svg:x2="10.1cm" svg:y2="9.6cm">
          <text:p/>
        </draw:line>
        <draw:g>
          <draw:custom-shape draw:style-name="gr4" draw:text-style-name="P4" draw:layer="layout" svg:width="2cm" svg:height="2cm" svg:x="4.4cm" svg:y="7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cm" svg:height="2cm" svg:x="4.401cm" svg:y="9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cm" svg:height="2cm" svg:x="4.401cm" svg:y="12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cm" svg:height="2cm" svg:x="4.401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6" draw:layer="layout" svg:width="2.8cm" svg:height="1.673cm" svg:x="2cm" svg:y="8.915cm">
          <draw:text-box>
            <text:p text:style-name="P5"><text:span text:style-name="T1">Input Layer</text:span></text:p>
          </draw:text-box>
        </draw:frame>
        <draw:frame draw:style-name="gr6" draw:text-style-name="P7" draw:layer="layout" svg:width="2.8cm" svg:height="1.673cm" svg:x="14.5cm" svg:y="8.915cm">
          <draw:text-box>
            <text:p text:style-name="P5"><text:span text:style-name="T1">Output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01:58:28.662052957</meta:creation-date>
    <dc:date>2017-06-17T02:19:01.234668936</dc:date>
    <meta:editing-duration>PT4M31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